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adornments="Bold" style:font-family-generic="modern" style:font-pitch="fixed"/>
    <style:font-face style:name="Lucida Console2" svg:font-family="'Lucida Console'" style:font-family-generic="modern" style:font-pitch="variable"/>
    <style:font-face style:name="Lucida Console3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86cm" fo:min-width="3.945cm"/>
    </style:style>
    <style:style style:name="gr3" style:family="graphic" style:parent-style-name="standard">
      <style:graphic-properties draw:stroke="none" draw:fill="none" fo:min-height="0.77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3.81cm"/>
      <style:paragraph-properties style:writing-mode="lr-tb"/>
    </style:style>
    <style:style style:name="pr5" style:family="presentation" style:parent-style-name="Default-subtitle" style:list-style-name="L2">
      <style:graphic-properties draw:fill-color="#ffffff" fo:min-height="6.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.41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2.54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3.81cm"/>
      <style:paragraph-properties style:writing-mode="lr-tb"/>
    </style:style>
    <style:style style:name="pr9" style:family="presentation" style:parent-style-name="Default-subtitle" style:list-style-name="L2">
      <style:graphic-properties draw:fill-color="#ffffff" fo:min-height="6.266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fo:min-height="2.551cm"/>
      <style:paragraph-properties style:writing-mode="lr-tb"/>
    </style:style>
    <style:style style:name="pr11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  <style:text-properties style:font-name="Lucida Console3" fo:font-size="14pt" style:font-size-asian="32pt" style:font-size-complex="32p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style:font-name="Lucida Console3" fo:font-size="14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2" fo:font-size="28pt" fo:font-weight="bold" style:font-weight-asian="bold" style:font-weight-complex="bold"/>
    </style:style>
    <style:style style:name="P6" style:family="paragraph">
      <style:paragraph-properties fo:margin-left="0.813cm" fo:margin-right="0cm" fo:text-align="start" fo:text-indent="0cm"/>
      <style:text-properties style:font-name="Lucida Console3" fo:font-size="14pt" style:font-size-asian="32pt" style:font-size-complex="32pt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32pt" style:font-size-complex="32pt"/>
    </style:style>
    <style:style style:name="P10" style:family="paragraph">
      <loext:graphic-properties draw:fill="none"/>
      <style:text-properties fo:font-size="14pt" style:font-size-asian="32pt" style:font-size-complex="32pt"/>
    </style:style>
    <style:style style:name="T1" style:family="text">
      <style:text-properties style:font-name="Lucida Console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3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ucida Console3" fo:font-size="14pt" style:font-size-asian="32pt" style:font-size-complex="32pt"/>
    </style:style>
    <style:style style:name="T5" style:family="text">
      <style:text-properties style:font-name="Liberation Sans2" fo:font-size="28pt" fo:font-weight="bold" style:font-weight-asian="bold" style:font-weight-complex="bold"/>
    </style:style>
    <style:style style:name="T6" style:family="text">
      <style:text-properties style:font-name="Lucida Console3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3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3" fo:font-size="1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ucida Console3" fo:font-size="14pt" fo:font-weight="bold" style:font-size-asian="32pt" style:font-weight-asian="bold" style:font-size-complex="32pt" style:font-weight-complex="bold"/>
    </style:style>
    <style:style style:name="T10" style:family="text">
      <style:text-properties fo:color="#81d41a" loext:opacity="100%" style:font-name="Lucida Console3" fo:font-size="14pt" fo:font-weight="bold" style:font-size-asian="32pt" style:font-weight-asian="bold" style:font-size-complex="32pt" style:font-weight-complex="bold"/>
    </style:style>
    <style:style style:name="T11" style:family="text">
      <style:text-properties fo:color="#81d41a" loext:opacity="100%" style:font-name="Lucida Console3" fo:font-size="14pt" style:font-size-asian="32pt" style:font-size-complex="32pt"/>
    </style:style>
    <style:style style:name="T12" style:family="text">
      <style:text-properties style:font-name="Liberation Sans3" style:font-size-asian="32pt" style:font-size-complex="32pt"/>
    </style:style>
    <style:style style:name="T13" style:family="text">
      <style:text-properties fo:color="#8e86ae" loext:opacity="100%" style:font-name="Lucida Console3" fo:font-weight="bold" style:font-size-asian="32pt" style:font-weight-asian="bold" style:font-size-complex="32pt" style:font-weight-complex="bold"/>
    </style:style>
    <style:style style:name="T14" style:family="text">
      <style:text-properties style:font-name="Lucida Console3" fo:font-weight="bold" style:font-size-asian="32pt" style:font-weight-asian="bold" style:font-size-complex="32pt" style:font-weight-complex="bold"/>
    </style:style>
    <style:style style:name="T15" style:family="text">
      <style:text-properties fo:color="#5983b0" loext:opacity="100%" style:font-name="Lucida Console3" fo:font-weight="bold" style:font-size-asian="32pt" style:font-weight-asian="bold" style:font-size-complex="32pt" style:font-weight-complex="bold"/>
    </style:style>
    <style:style style:name="T16" style:family="text">
      <style:text-properties fo:color="#6b5e9b" loext:opacity="100%" style:font-name="Lucida Console3" fo:font-size="14pt" fo:font-weight="bold" style:font-size-asian="32pt" style:font-weight-asian="bold" style:font-size-complex="32pt" style:font-weight-complex="bold"/>
    </style:style>
    <style:style style:name="T17" style:family="text">
      <style:text-properties fo:color="#ff0000" loext:opacity="100%" style:text-line-through-style="solid" style:text-line-through-type="single" style:font-name="Lucida Console3" fo:font-size="1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SCustomObject </text:span><text:span text:style-name="T2">Challenge</text:span></text:p>
          </draw:text-box>
        </draw:frame>
        <draw:frame presentation:style-name="pr2" draw:text-style-name="P3" draw:layer="layout" svg:width="8.76cm" svg:height="5.199cm" svg:x="9.655cm" svg:y="6.985cm" presentation:class="subtitle" presentation:user-transformed="true">
          <draw:text-box>
            <text:p text:style-name="P2"><text:span text:style-name="T3">{ </text:span><text:span text:style-name="T3"><text:line-break/></text:span><text:span text:style-name="T3"> <text:s/>"host1": { </text:span><text:span text:style-name="T3"><text:line-break/></text:span><text:span text:style-name="T3"> <text:s text:c="3"/>"ports": [22, 443, 3306] </text:span><text:span text:style-name="T3"><text:line-break/></text:span><text:span text:style-name="T3"> <text:s/>}, </text:span><text:span text:style-name="T3"><text:line-break/></text:span><text:span text:style-name="T3"> <text:s/>"host2": { </text:span><text:span text:style-name="T3"><text:line-break/></text:span><text:span text:style-name="T3"> <text:s text:c="3"/>"</text:span><text:span text:style-name="T4">ports</text:span><text:span text:style-name="T4">": [] </text:span><text:span text:style-name="T4"><text:line-break/></text:span><text:span text:style-name="T4"> <text:s/>}, </text:span><text:span text:style-name="T4"><text:line-break/></text:span><text:span text:style-name="T4"> <text:s/>"host3": {} </text:span><text:span text:style-name="T4"><text:line-break/></text:span><text:span text:style-name="T4">} 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C#, Java, Perl, Python import JSON into Dictionary/List:</text:span></text:p>
          </draw:text-box>
        </draw:frame>
        <draw:frame presentation:style-name="pr4" draw:text-style-name="P3" draw:layer="layout" svg:width="21.46cm" svg:height="3.81cm" svg:x="0.765cm" svg:y="3.175cm" presentation:class="subtitle" presentation:user-transformed="true">
          <draw:text-box>
            <text:p text:style-name="P2"><text:span text:style-name="T6">Key <text:s text:c="2"/>Value</text:span></text:p>
            <text:p text:style-name="P2"><text:span text:style-name="T6">--- <text:s text:c="2"/>-----</text:span></text:p>
            <text:p text:style-name="P2"><text:span text:style-name="T7">host1 {[</text:span><text:span text:style-name="T6">ports</text:span><text:span text:style-name="T6">, System.Collections.Generic.List[System.Object]]}</text:span></text:p>
            <text:p text:style-name="P2"><text:span text:style-name="T7">host2 {[</text:span><text:span text:style-name="T7">ports</text:span><text:span text:style-name="T7">, </text:span><text:span text:style-name="T6">System.Collections.Generic.List[System.Object]]}</text:span></text:p>
            <text:p text:style-name="P2"><text:span text:style-name="T6">host3 {}</text:span></text:p>
          </draw:text-box>
        </draw:frame>
        <draw:frame presentation:style-name="pr5" draw:text-style-name="P3" draw:layer="layout" svg:width="17.245cm" svg:height="6.35cm" svg:x="0.765cm" svg:y="6.35cm">
          <draw:text-box>
            <text:p text:style-name="P2"><text:span text:style-name="T4"><text:s text:c="3"/></text:span><text:span text:style-name="T4">TypeName: System.Collections.Generic.Dictionary`2...</text:span></text:p>
            <text:p text:style-name="P2"><text:span text:style-name="T4"/></text:p>
            <text:p text:style-name="P2"><text:span text:style-name="T4">Name <text:s text:c="13"/>MemberType <text:s text:c="11"/>Definition</text:span></text:p>
            <text:p text:style-name="P2"><text:span text:style-name="T4">---- <text:s text:c="13"/>---------- <text:s text:c="11"/>----------</text:span></text:p>
            <text:p text:style-name="P2"><text:span text:style-name="T4">Add <text:s text:c="14"/>Method <text:s text:c="15"/>... </text:span></text:p>
            <text:p text:style-name="P2"><text:span text:style-name="T3">Clear <text:s text:c="12"/>Method <text:s text:c="15"/></text:span><text:span text:style-name="T4">... </text:span></text:p>
            <text:p text:style-name="P2"><text:span text:style-name="T4">Contains <text:s text:c="9"/>Method <text:s text:c="15"/>...</text:span></text:p>
            <text:p text:style-name="P2"><text:span text:style-name="T8">Item</text:span><text:span text:style-name="T3"> <text:s text:c="13"/></text:span><text:span text:style-name="T4">Method <text:s text:c="15"/>... </text:span></text:p>
            <text:p text:style-name="P2"><text:span text:style-name="T9">Count</text:span><text:span text:style-name="T4"> <text:s text:c="12"/>Property <text:s text:c="13"/>...</text:span></text:p>
            <text:p text:style-name="P2"><text:span text:style-name="T9">Keys</text:span><text:span text:style-name="T4"> <text:s text:c="13"/>Property <text:s text:c="13"/>...</text:span></text:p>
            <text:p text:style-name="P2"><text:span text:style-name="T4">Values <text:s text:c="11"/>Property <text:s text:c="13"/>... </text:span></text:p>
          </draw:text-box>
        </draw:frame>
        <draw:frame presentation:style-name="pr6" draw:text-style-name="P3" draw:layer="layout" svg:width="10.16cm" svg:height="1.41cm" svg:x="14.705cm" svg:y="13.83cm">
          <draw:text-box>
            <text:p text:style-name="P2"><text:span text:style-name="T4">$obj['</text:span><text:span text:style-name="T10">host1</text:span><text:span text:style-name="T4">']['</text:span><text:span text:style-name="T11">ports</text:span><text:span text:style-name="T4">'][</text:span><text:span text:style-name="T11">1</text:span><text:span text:style-name="T4">] =&gt; </text:span><text:span text:style-name="T9">443</text:span></text:p>
            <text:p text:style-name="P2"><text:span text:style-name="T4"/></text:p>
          </draw:text-box>
        </draw:frame>
        <draw:frame presentation:style-name="pr7" draw:text-style-name="P3" draw:layer="layout" svg:width="5.18cm" svg:height="2.54cm" svg:x="0.535cm" svg:y="12.7cm">
          <draw:text-box>
            <text:p text:style-name="P2"><text:span text:style-name="T12">Apply:</text:span></text:p>
            <text:p text:style-name="P6"><text:span text:style-name="T4">$obj</text:span><text:span text:style-name="T4">.Count</text:span></text:p>
            <text:p text:style-name="P6"><text:span text:style-name="T4">$obj</text:span><text:span text:style-name="T4">.Keys</text:span></text:p>
            <text:p text:style-name="P6"><text:span text:style-name="T4">$obj</text:span><text:span text:style-name="T4">.Item</text:span></text:p>
          </draw:text-box>
        </draw:frame>
        <draw:custom-shape draw:style-name="gr2" draw:text-style-name="P7" draw:layer="layout" svg:width="5.08cm" svg:height="1.27cm" svg:x="8.255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<text:span text:style-name="T5">Powershell operates PSCustomObjects</text:span><text:span text:style-name="T1"> </text:span></text:p>
          </draw:text-box>
        </draw:frame>
        <draw:frame presentation:style-name="pr8" draw:text-style-name="P3" draw:layer="layout" svg:width="11.43cm" svg:height="3.81cm" svg:x="0.635cm" svg:y="3.175cm" presentation:class="subtitle" presentation:user-transformed="true">
          <draw:text-box>
            <text:p text:style-name="P2"><text:span text:style-name="T3">host1 : @{</text:span><text:span text:style-name="T4">ports</text:span><text:span text:style-name="T4">=System.Object[]}</text:span></text:p>
            <text:p text:style-name="P2"><text:span text:style-name="T3">host2 : @{</text:span><text:span text:style-name="T4">ports</text:span><text:span text:style-name="T4">=System.Object[]}</text:span></text:p>
            <text:p text:style-name="P2"><text:span text:style-name="T4">host3 :</text:span></text:p>
          </draw:text-box>
        </draw:frame>
        <draw:frame presentation:style-name="pr9" draw:text-style-name="P3" draw:layer="layout" svg:width="18.415cm" svg:height="6.266cm" svg:x="0.635cm" svg:y="5.715cm">
          <draw:text-box>
            <text:p text:style-name="P2"><text:span text:style-name="T6"><text:s text:c="3"/></text:span><text:span text:style-name="T6">TypeName: System.Management.Automation.PSCustomObject</text:span></text:p>
            <text:p text:style-name="P2"><text:span text:style-name="T6"/></text:p>
            <text:p text:style-name="P2"><text:span text:style-name="T6">Name <text:s text:c="7"/>MemberType <text:s text:c="2"/>Definition</text:span></text:p>
            <text:p text:style-name="P2"><text:span text:style-name="T6">---- <text:s text:c="7"/>---------- <text:s text:c="2"/>----------</text:span></text:p>
            <text:p text:style-name="P2"><text:span text:style-name="T6">Equals <text:s text:c="5"/>Method <text:s text:c="6"/>...</text:span></text:p>
            <text:p text:style-name="P2"><text:span text:style-name="T6">GetHashCode Method <text:s text:c="6"/>...</text:span></text:p>
            <text:p text:style-name="P2"><text:span text:style-name="T6">GetType <text:s text:c="4"/>Method <text:s text:c="6"/>...</text:span></text:p>
            <text:p text:style-name="P2"><text:span text:style-name="T6">ToString <text:s text:c="3"/>Method <text:s text:c="6"/>...</text:span></text:p>
            <text:p text:style-name="P2"><text:span text:style-name="T13">host1</text:span><text:span text:style-name="T6"> <text:s text:c="6"/></text:span><text:span text:style-name="T14">NoteProperty ...</text:span></text:p>
            <text:p text:style-name="P2"><text:span text:style-name="T15">host2</text:span><text:span text:style-name="T6"> <text:s text:c="6"/></text:span><text:span text:style-name="T14">NoteProperty ...</text:span></text:p>
          </draw:text-box>
        </draw:frame>
        <draw:frame draw:style-name="gr3" draw:text-style-name="P10" draw:layer="layout" svg:width="10.62cm" svg:height="1.027cm" svg:x="16.05cm" svg:y="13.97cm">
          <draw:text-box>
            <text:p text:style-name="P9"><text:span text:style-name="T4">$obj.'</text:span><text:span text:style-name="T16">host1</text:span><text:span text:style-name="T4">'.'</text:span><text:span text:style-name="T16">ports</text:span><text:span text:style-name="T4">'[</text:span><text:span text:style-name="T11">1</text:span><text:span text:style-name="T4">] =&gt; </text:span><text:span text:style-name="T9">443</text:span></text:p>
          </draw:text-box>
        </draw:frame>
        <draw:frame presentation:style-name="pr10" draw:text-style-name="P3" draw:layer="layout" svg:width="14.705cm" svg:height="2.551cm" svg:x="0.535cm" svg:y="11.662cm">
          <draw:text-box>
            <text:p text:style-name="P2"><text:span text:style-name="T12">Apply:</text:span></text:p>
            <text:p text:style-name="P6"><text:span text:style-name="T6">$obj.Count</text:span></text:p>
            <text:p text:style-name="P6"><text:span text:style-name="T3">$obj</text:span><text:span text:style-name="T3">.</text:span><text:span text:style-name="T4">PSObject.Properties.Name,Value</text:span></text:p>
            <text:p text:style-name="P6"><text:span text:style-name="T17">$obj | Get-Member -MemberType NoteProperty |</text:span></text:p>
            <text:p text:style-name="P6"><text:span text:style-name="T17">ForEach-Object {...}</text:span></text:p>
          </draw:text-box>
        </draw:frame>
        <draw:custom-shape draw:style-name="gr2" draw:text-style-name="P7" draw:layer="layout" svg:width="5.08cm" svg:height="1.27cm" svg:x="10.16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4">
              <text:list-item>
                <text:p><text:a xlink:href="https://4sysops.com/archives/convert-json-to-a-powershell-hash-table/" xlink:type="simple">https://4sysops.com/archives/convert-json-to-a-powershell-hash-table/</text:a></text:p>
              </text:list-item>
              <text:list-item>
                <text:p>System.Management.Automation.PSCustomObject is a default type when creating a custom object using the New-Object</text:p>
              </text:list-item>
              <text:list-item>
                <text:p>PSCustomObject directly derives from System.Object, does not implement any interface and does not have any fields or properties except the internal field SelfInstan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adornments="Bold" style:font-family-generic="modern" style:font-pitch="fixed"/>
    <style:font-face style:name="Lucida Console2" svg:font-family="'Lucida Console'" style:font-family-generic="modern" style:font-pitch="variable"/>
    <style:font-face style:name="Lucida Console3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9T17:39:59.639000000</meta:creation-date>
    <dc:date>2023-08-09T19:03:05.257000000</dc:date>
    <meta:editing-duration>PT1H22M56S</meta:editing-duration>
    <meta:editing-cycles>16</meta:editing-cycles>
    <meta:generator>LibreOffice/7.4.1.2$Windows_X86_64 LibreOffice_project/3c58a8f3a960df8bc8fd77b461821e42c061c5f0</meta:generator>
    <meta:document-statistic meta:object-count="45"/>
  </office:meta>
</office:document-meta>
</file>